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ariaveis compostas</text:span></text:p>
      <text:p text:style-name="P1"><text:span text:style-name="T1">As variaveis compostas, são o equivalente a listas, tuplas e dicionarios no python. Ou seja, uma variavel, que armazena vários espaços de memória. Para criarmos uma variavel composta, nós fazemos assim: </text:span></text:p>
      <text:p text:style-name="P1"><text:span text:style-name="T1"><text:tab/>let num = [] ou var num = []</text:span></text:p>
      <text:p text:style-name="P1"><text:span text:style-name="T1">Podemos, inserir um valor novo, na posição que queremos, usando o comando num[3] =<text:s text:c="2"/>6, onde o valor dentro dos colchetes, e posição que vamos inserir o novo número, lembrando que na primeira posição, usamos o valor zero.</text:span></text:p>
      <text:p text:style-name="P1"><text:span text:style-name="T1">Podemos inserir um número na ultima posição, não importa qual seje, usando a função num.push(x), onde o x, é o número que queremos inserir, e também podemos inserir, uma função de contar os caractéres, da seguinte maneira num.lenght. Podemos também, embaralhar os números, usando a função num.sort()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